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20pt" fo:language="en" fo:country="US" style:font-size-asian="20pt" style:font-size-complex="20pt"/>
    </style:style>
    <style:style style:name="P4" style:family="paragraph" style:parent-style-name="Standard">
      <style:text-properties fo:font-size="16pt" fo:language="en" fo:country="US" style:font-size-asian="16pt" style:font-size-complex="16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Table_20_Contents">
      <style:text-properties fo:font-size="14pt" fo:language="en" fo:country="US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${solutionCaption}</text:p>
      <text:p text:style-name="P4"/>
      <text:p text:style-name="P1">Результаты измерений</text:p>
      <text:p text:style-name="P1"/>
      <text:p text:style-name="P5"><text:bookmark text:name="tables"/></text:p>
      <text:p text:style-name="P5"/>
      <text:p text:style-name="P1">Изображения</text:p>
      <text:p text:style-name="P1"/>
      <text:p text:style-name="P1"><text:bookmark text:name="images"/></text:p>
      <text:p text:style-name="P1"/>
      <text:p text:style-name="P1">Графики</text:p>
      <text:p text:style-name="P2"/>
      <text:p text:style-name="P2"/>
      <text:p text:style-name="P1"><text:bookmark text:name="char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5T13:52:28.50</meta:creation-date>
    <dc:date>2014-12-02T13:50:02.16</dc:date>
    <meta:editing-duration>PT9M55S</meta:editing-duration>
    <meta:editing-cycles>7</meta:editing-cycles>
    <meta:generator>OpenOffice/4.1.1$Win32 OpenOffice.org_project/411m6$Build-9775</meta:generator>
    <dc:creator>Name Surname</dc:creator>
    <meta:document-statistic meta:table-count="0" meta:image-count="0" meta:object-count="0" meta:page-count="1" meta:paragraph-count="4" meta:word-count="5" meta:character-count="56"/>
  </office:meta>
</office:document-meta>
</file>